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5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4*"/>
    </style:style>
    <style:style style:name="Table4.B" style:family="table-column">
      <style:table-column-properties style:column-width="2.3083in" style:rel-column-width="21845*"/>
    </style:style>
    <style:style style:name="Table4.C" style:family="table-column">
      <style:table-column-properties style:column-width="2.3083in" style:rel-column-width="2184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B" style:family="table-column">
      <style:table-column-properties style:column-width="1.7313in" style:rel-column-width="1638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4*"/>
    </style:style>
    <style:style style:name="Table6.B" style:family="table-column">
      <style:table-column-properties style:column-width="2.3083in" style:rel-column-width="21845*"/>
    </style:style>
    <style:style style:name="Table6.C" style:family="table-column">
      <style:table-column-properties style:column-width="2.3083in" style:rel-column-width="2184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B" style:family="table-column">
      <style:table-column-properties style:column-width="1.7313in" style:rel-column-width="1638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B" style:family="table-column">
      <style:table-column-properties style:column-width="2.3083in" style:rel-column-width="21844*"/>
    </style:style>
    <style:style style:name="Table8.C" style:family="table-column">
      <style:table-column-properties style:column-width="2.3083in" style:rel-column-width="2184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B" style:family="table-column">
      <style:table-column-properties style:column-width="2.5972in" style:rel-column-width="2457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B" style:family="table-column">
      <style:table-column-properties style:column-width="2.3083in" style:rel-column-width="21844*"/>
    </style:style>
    <style:style style:name="Table10.C" style:family="table-column">
      <style:table-column-properties style:column-width="2.3083in" style:rel-column-width="2184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13in" style:rel-column-width="16383*"/>
    </style:style>
    <style:style style:name="Table11.B" style:family="table-column">
      <style:table-column-properties style:column-width="1.7313in" style:rel-column-width="16384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4*"/>
    </style:style>
    <style:style style:name="Table12.B" style:family="table-column">
      <style:table-column-properties style:column-width="2.3083in" style:rel-column-width="21845*"/>
    </style:style>
    <style:style style:name="Table12.C" style:family="table-column">
      <style:table-column-properties style:column-width="2.3083in" style:rel-column-width="2184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625in" style:rel-column-width="5914*"/>
    </style:style>
    <style:style style:name="Table13.B" style:family="table-column">
      <style:table-column-properties style:column-width="0.9375in" style:rel-column-width="8872*"/>
    </style:style>
    <style:style style:name="Table13.C" style:family="table-column">
      <style:table-column-properties style:column-width="1.0014in" style:rel-column-width="9476*"/>
    </style:style>
    <style:style style:name="Table13.D" style:family="table-column">
      <style:table-column-properties style:column-width="1.0007in" style:rel-column-width="9470*"/>
    </style:style>
    <style:style style:name="Table13.E" style:family="table-column">
      <style:table-column-properties style:column-width="1.6208in" style:rel-column-width="15338*"/>
    </style:style>
    <style:style style:name="Table13.F" style:family="table-column">
      <style:table-column-properties style:column-width="1.7396in" style:rel-column-width="1646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F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4*"/>
    </style:style>
    <style:style style:name="Table14.B" style:family="table-column">
      <style:table-column-properties style:column-width="2.3083in" style:rel-column-width="21845*"/>
    </style:style>
    <style:style style:name="Table14.C" style:family="table-column">
      <style:table-column-properties style:column-width="2.3083in" style:rel-column-width="21846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2cf" officeooo:paragraph-rsid="00264929"/>
    </style:style>
    <style:style style:name="P2" style:family="paragraph" style:parent-style-name="Standard">
      <style:text-properties style:text-underline-style="solid" style:text-underline-width="auto" style:text-underline-color="font-color" officeooo:rsid="001af2cf" officeooo:paragraph-rsid="00264929"/>
    </style:style>
    <style:style style:name="P3" style:family="paragraph" style:parent-style-name="Standard">
      <style:text-properties style:text-underline-style="solid" style:text-underline-width="auto" style:text-underline-color="font-color" officeooo:rsid="001af2cf" officeooo:paragraph-rsid="002b2eb9"/>
    </style:style>
    <style:style style:name="P4" style:family="paragraph" style:parent-style-name="Standard">
      <style:text-properties fo:font-size="8pt" officeooo:rsid="001af2cf" officeooo:paragraph-rsid="00264929" style:font-size-asian="8pt" style:font-size-complex="8pt"/>
    </style:style>
    <style:style style:name="P5" style:family="paragraph" style:parent-style-name="Standard">
      <style:text-properties fo:font-size="8pt" officeooo:rsid="001af2cf" officeooo:paragraph-rsid="002b2eb9" style:font-size-asian="8pt" style:font-size-complex="8pt"/>
    </style:style>
    <style:style style:name="P6" style:family="paragraph" style:parent-style-name="Standard">
      <style:text-properties fo:font-size="8pt" officeooo:rsid="001b7906" officeooo:paragraph-rsid="00264929" style:font-size-asian="8pt" style:font-size-complex="8pt"/>
    </style:style>
    <style:style style:name="P7" style:family="paragraph" style:parent-style-name="Standard">
      <style:text-properties fo:font-size="10pt" style:text-underline-style="solid" style:text-underline-width="auto" style:text-underline-color="font-color" officeooo:rsid="001af2cf" officeooo:paragraph-rsid="00264929" style:font-size-asian="10pt" style:font-size-complex="10pt"/>
    </style:style>
    <style:style style:name="P8" style:family="paragraph" style:parent-style-name="Standard">
      <style:text-properties fo:font-size="10pt" officeooo:rsid="001af2cf" officeooo:paragraph-rsid="00264929" style:font-size-asian="10pt" style:font-size-complex="10pt"/>
    </style:style>
    <style:style style:name="P9" style:family="paragraph" style:parent-style-name="Standard">
      <style:text-properties fo:font-size="10pt" officeooo:rsid="001af2cf" officeooo:paragraph-rsid="002b2eb9" style:font-size-asian="10pt" style:font-size-complex="10pt"/>
    </style:style>
    <style:style style:name="P10" style:family="paragraph" style:parent-style-name="Standard">
      <style:text-properties fo:font-size="10pt" officeooo:rsid="001e8093" officeooo:paragraph-rsid="00264929" style:font-size-asian="10pt" style:font-size-complex="10pt"/>
    </style:style>
    <style:style style:name="P11" style:family="paragraph" style:parent-style-name="Standard">
      <style:text-properties fo:font-size="10pt" officeooo:rsid="001e8093" officeooo:paragraph-rsid="002b2eb9" style:font-size-asian="10pt" style:font-size-complex="10pt"/>
    </style:style>
    <style:style style:name="P12" style:family="paragraph" style:parent-style-name="Standard">
      <style:text-properties fo:font-size="10pt" officeooo:rsid="002b2eb9" officeooo:paragraph-rsid="002b2eb9" style:font-size-asian="10pt" style:font-size-complex="10pt"/>
    </style:style>
    <style:style style:name="P13" style:family="paragraph" style:parent-style-name="Standard">
      <style:text-properties fo:font-size="10pt" style:text-underline-style="none" officeooo:rsid="001e8093" officeooo:paragraph-rsid="00264929" style:font-size-asian="10pt" style:font-size-complex="10pt"/>
    </style:style>
    <style:style style:name="P14" style:family="paragraph" style:parent-style-name="Standard">
      <style:text-properties fo:font-size="10pt" style:text-underline-style="none" officeooo:rsid="00284911" officeooo:paragraph-rsid="00284911" style:font-size-asian="10pt" style:font-size-complex="10pt"/>
    </style:style>
    <style:style style:name="P15" style:family="paragraph" style:parent-style-name="Standard">
      <style:text-properties fo:font-size="10pt" style:text-underline-style="none" officeooo:rsid="0028eece" officeooo:paragraph-rsid="0028eece" style:font-size-asian="10pt" style:font-size-complex="10pt"/>
    </style:style>
    <style:style style:name="P16" style:family="paragraph" style:parent-style-name="Table_20_Contents">
      <style:text-properties fo:font-size="8pt" officeooo:rsid="001af2cf" officeooo:paragraph-rsid="00264929" style:font-size-asian="8pt" style:font-size-complex="8pt"/>
    </style:style>
    <style:style style:name="P17" style:family="paragraph" style:parent-style-name="Table_20_Contents">
      <style:text-properties fo:font-size="8pt" officeooo:rsid="001af2cf" officeooo:paragraph-rsid="002b2eb9" style:font-size-asian="8pt" style:font-size-complex="8pt"/>
    </style:style>
    <style:style style:name="P18" style:family="paragraph" style:parent-style-name="Table_20_Contents">
      <style:text-properties fo:font-size="8pt" officeooo:rsid="001af2cf" officeooo:paragraph-rsid="002d3077" style:font-size-asian="8pt" style:font-size-complex="8pt"/>
    </style:style>
    <style:style style:name="P19" style:family="paragraph" style:parent-style-name="Table_20_Contents">
      <style:text-properties fo:font-size="8pt" officeooo:rsid="001b7906" officeooo:paragraph-rsid="00264929" style:font-size-asian="8pt" style:font-size-complex="8pt"/>
    </style:style>
    <style:style style:name="P20" style:family="paragraph" style:parent-style-name="Table_20_Contents">
      <style:text-properties fo:font-size="8pt" officeooo:rsid="001b7906" officeooo:paragraph-rsid="002b2eb9" style:font-size-asian="8pt" style:font-size-complex="8pt"/>
    </style:style>
    <style:style style:name="P21" style:family="paragraph" style:parent-style-name="Table_20_Contents">
      <style:text-properties fo:font-size="8pt" officeooo:rsid="001b7906" officeooo:paragraph-rsid="002d3077" style:font-size-asian="8pt" style:font-size-complex="8pt"/>
    </style:style>
    <style:style style:name="P22" style:family="paragraph" style:parent-style-name="Table_20_Contents">
      <style:text-properties fo:font-size="8pt" officeooo:rsid="001d5642" officeooo:paragraph-rsid="00264929" style:font-size-asian="8pt" style:font-size-complex="8pt"/>
    </style:style>
    <style:style style:name="P23" style:family="paragraph" style:parent-style-name="Table_20_Contents">
      <style:text-properties fo:font-size="8pt" officeooo:rsid="0025b8c3" officeooo:paragraph-rsid="00264929" style:font-size-asian="8pt" style:font-size-complex="8pt"/>
    </style:style>
    <style:style style:name="P24" style:family="paragraph" style:parent-style-name="Table_20_Contents">
      <style:text-properties fo:font-size="8pt" officeooo:rsid="002d3077" officeooo:paragraph-rsid="002d3077" style:font-size-asian="8pt" style:font-size-complex="8pt"/>
    </style:style>
    <style:style style:name="P25" style:family="paragraph" style:parent-style-name="Table_20_Contents">
      <style:text-properties fo:font-size="10pt" officeooo:rsid="001af2cf" officeooo:paragraph-rsid="00264929" style:font-size-asian="10pt" style:font-size-complex="10pt"/>
    </style:style>
    <style:style style:name="P26" style:family="paragraph" style:parent-style-name="Table_20_Contents">
      <style:text-properties fo:font-size="10pt" officeooo:rsid="001af2cf" officeooo:paragraph-rsid="002b2eb9" style:font-size-asian="10pt" style:font-size-complex="10pt"/>
    </style:style>
    <style:style style:name="P27" style:family="paragraph" style:parent-style-name="Table_20_Contents">
      <style:text-properties fo:font-size="10pt" officeooo:rsid="001af2cf" officeooo:paragraph-rsid="002d3077" style:font-size-asian="10pt" style:font-size-complex="10pt"/>
    </style:style>
    <style:style style:name="P28" style:family="paragraph" style:parent-style-name="Table_20_Contents">
      <style:text-properties fo:font-size="10pt" officeooo:rsid="001e8093" officeooo:paragraph-rsid="00264929" style:font-size-asian="10pt" style:font-size-complex="10pt"/>
    </style:style>
    <style:style style:name="P29" style:family="paragraph" style:parent-style-name="Table_20_Contents">
      <style:text-properties fo:font-size="10pt" officeooo:rsid="001e8093" officeooo:paragraph-rsid="0028eece" style:font-size-asian="10pt" style:font-size-complex="10pt"/>
    </style:style>
    <style:style style:name="P30" style:family="paragraph" style:parent-style-name="Table_20_Contents">
      <style:text-properties fo:font-size="10pt" officeooo:rsid="001e8093" officeooo:paragraph-rsid="0029b6c3" style:font-size-asian="10pt" style:font-size-complex="10pt"/>
    </style:style>
    <style:style style:name="P31" style:family="paragraph" style:parent-style-name="Table_20_Contents">
      <style:text-properties fo:font-size="10pt" officeooo:rsid="001e8093" officeooo:paragraph-rsid="0029ed89" style:font-size-asian="10pt" style:font-size-complex="10pt"/>
    </style:style>
    <style:style style:name="P32" style:family="paragraph" style:parent-style-name="Table_20_Contents">
      <style:text-properties fo:font-size="10pt" officeooo:rsid="001e8093" officeooo:paragraph-rsid="002b2eb9" style:font-size-asian="10pt" style:font-size-complex="10pt"/>
    </style:style>
    <style:style style:name="P33" style:family="paragraph" style:parent-style-name="Table_20_Contents">
      <style:text-properties fo:font-size="10pt" officeooo:rsid="0028eece" officeooo:paragraph-rsid="0028eece" style:font-size-asian="10pt" style:font-size-complex="10pt"/>
    </style:style>
    <style:style style:name="P34" style:family="paragraph" style:parent-style-name="Table_20_Contents">
      <style:text-properties fo:font-size="10pt" officeooo:rsid="0028eece" officeooo:paragraph-rsid="002b2eb9" style:font-size-asian="10pt" style:font-size-complex="10pt"/>
    </style:style>
    <style:style style:name="P35" style:family="paragraph" style:parent-style-name="Table_20_Contents">
      <style:text-properties fo:font-size="10pt" officeooo:rsid="0029b6c3" officeooo:paragraph-rsid="0029b6c3" style:font-size-asian="10pt" style:font-size-complex="10pt"/>
    </style:style>
    <style:style style:name="P36" style:family="paragraph" style:parent-style-name="Table_20_Contents">
      <style:text-properties fo:font-size="10pt" officeooo:rsid="002d3077" officeooo:paragraph-rsid="002d3077" style:font-size-asian="10pt" style:font-size-complex="10pt"/>
    </style:style>
    <style:style style:name="P37" style:family="paragraph" style:parent-style-name="Table_20_Contents">
      <style:text-properties fo:font-size="10pt" officeooo:rsid="001e8093" officeooo:paragraph-rsid="002eef7a" style:font-size-asian="10pt" style:font-size-complex="10pt"/>
    </style:style>
    <style:style style:name="P38" style:family="paragraph" style:parent-style-name="Table_20_Contents">
      <style:text-properties fo:font-size="10pt" officeooo:rsid="002eef7a" officeooo:paragraph-rsid="002eef7a" style:font-size-asian="10pt" style:font-size-complex="10pt"/>
    </style:style>
    <style:style style:name="T1" style:family="text">
      <style:text-properties officeooo:rsid="001af2cf"/>
    </style:style>
    <style:style style:name="T2" style:family="text">
      <style:text-properties officeooo:rsid="001b790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5642" style:font-size-asian="10pt" style:font-size-complex="10pt"/>
    </style:style>
    <style:style style:name="T5" style:family="text">
      <style:text-properties fo:font-size="10pt" officeooo:rsid="002b2eb9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officeooo:rsid="001b7906" style:font-size-asian="10pt" style:font-size-complex="10pt"/>
    </style:style>
    <style:style style:name="T8" style:family="text">
      <style:text-properties officeooo:rsid="001d5642"/>
    </style:style>
    <style:style style:name="T9" style:family="text">
      <style:text-properties officeooo:rsid="001e8093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3a15b"/>
    </style:style>
    <style:style style:name="T12" style:family="text">
      <style:text-properties officeooo:rsid="00284911"/>
    </style:style>
    <style:style style:name="T13" style:family="text">
      <style:text-properties officeooo:rsid="0028eece"/>
    </style:style>
    <style:style style:name="T14" style:family="text">
      <style:text-properties officeooo:rsid="0029b6c3"/>
    </style:style>
    <style:style style:name="T15" style:family="text">
      <style:text-properties officeooo:rsid="0029ed89"/>
    </style:style>
    <style:style style:name="T16" style:family="text">
      <style:text-properties officeooo:rsid="002a4985"/>
    </style:style>
    <style:style style:name="T17" style:family="text">
      <style:text-properties officeooo:rsid="002d3077"/>
    </style:style>
    <style:style style:name="T18" style:family="text">
      <style:text-properties officeooo:rsid="002eef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t this moment Cotonet gives us the complete graph of developers that contribute for a chunk. </text:p>
      <text:p text:style-name="P14"/>
      <text:p text:style-name="P14">As a second step, <text:span text:style-name="T13">keeping at Chunk level, </text:span>we want to separate the developers in which contribute for a merge conflict or not.</text:p>
      <text:p text:style-name="P14"/>
      <text:p text:style-name="P15">Only to Scenario2 <text:span text:style-name="T16">AND Scenario4</text:span>, we don't get the expected result <text:span text:style-name="T16">(Contribute to Chunk column)</text:span>. </text:p>
      <text:p text:style-name="P7"/>
      <text:p text:style-name="P7">Scenario 1</text:p>
      <text:p text:style-name="P8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25"><text:span text:style-name="T12">Base</text:span> file</text:p>
          </table:table-cell>
          <table:table-cell table:style-name="Table1.A1" office:value-type="string">
            <text:p text:style-name="P25">Branch Master</text:p>
          </table:table-cell>
          <table:table-cell table:style-name="Table1.A1" office:value-type="string">
            <text:p text:style-name="P25">Branch Feat1</text:p>
          </table:table-cell>
          <table:table-cell table:style-name="Table1.D1" office:value-type="string">
            <text:p text:style-name="P25">Result conflicts</text:p>
          </table:table-cell>
        </table:table-row>
        <table:table-row>
          <table:table-cell table:style-name="Table1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</table:table-cell>
          <table:table-cell table:style-name="Table1.A2" office:value-type="string">
            <text:p text:style-name="P16">1</text:p>
            <text:p text:style-name="P16">2-DEV-a-BRANCH-master</text:p>
            <text:p text:style-name="P16">3-DEV-a-BRANCH-master</text:p>
            <text:p text:style-name="P16">4-DEV-a-BRANCH-master</text:p>
            <text:p text:style-name="P16">5</text:p>
          </table:table-cell>
          <table:table-cell table:style-name="Table1.A2" office:value-type="string">
            <text:p text:style-name="P16">1</text:p>
            <text:p text:style-name="P16">2-DEV-b-BRANCH-feat1</text:p>
            <text:p text:style-name="P16">3-DEV-b-BRANCH-feat1</text:p>
            <text:p text:style-name="P16">4-DEV-b-BRANCH-feat1</text:p>
            <text:p text:style-name="P16">5</text:p>
          </table:table-cell>
          <table:table-cell table:style-name="Table1.D2" office:value-type="string">
            <text:p text:style-name="P23">1</text:p>
            <text:p text:style-name="P23">&lt;&lt;&lt;&lt;&lt;&lt;&lt; HEAD</text:p>
            <text:p text:style-name="P23">2-DEV-a-BRANCH-master</text:p>
            <text:p text:style-name="P23">3-DEV-a-BRANCH-master</text:p>
            <text:p text:style-name="P23">4-DEV-a-BRANCH-master</text:p>
            <text:p text:style-name="P23">=======</text:p>
            <text:p text:style-name="P23">2-DEV-b-BRANCH-feat1</text:p>
            <text:p text:style-name="P23">3-DEV-b-BRANCH-feat1</text:p>
            <text:p text:style-name="P23">4-DEV-b-BRANCH-feat1</text:p>
            <text:p text:style-name="P23">&gt;&gt;&gt;&gt;&gt;&gt;&gt; 89900ce</text:p>
            <text:p text:style-name="P23">5</text:p>
          </table:table-cell>
        </table:table-row>
      </table:table>
      <text:p text:style-name="P8"/>
      <text:p text:style-name="P10">Network <text:span text:style-name="T12">(Chunk 3-10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3">Contribute to the conflict</text:p>
          </table:table-cell>
          <table:table-cell table:style-name="Table2.A1" office:value-type="string">
            <text:p text:style-name="P33">Contribute to Chunk</text:p>
          </table:table-cell>
          <table:table-cell table:style-name="Table2.C1" office:value-type="string">
            <text:p text:style-name="P28">Generated <text:span text:style-name="T11">(by Cotonet)</text:span></text:p>
          </table:table-cell>
        </table:table-row>
        <table:table-row>
          <table:table-cell table:style-name="Table2.A2" office:value-type="string">
            <text:p text:style-name="P29">(devA, devB)</text:p>
          </table:table-cell>
          <table:table-cell table:style-name="Table2.A2" office:value-type="string">
            <text:p text:style-name="P28">(devA, devB)</text:p>
          </table:table-cell>
          <table:table-cell table:style-name="Table2.C2" office:value-type="string">
            <text:p text:style-name="P28">(devA, devB)</text:p>
          </table:table-cell>
        </table:table-row>
      </table:table>
      <text:p text:style-name="P8"/>
      <text:p text:style-name="P7">Scenario 2</text:p>
      <text:p text:style-name="P8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25"><text:span text:style-name="T12">Base</text:span> file</text:p>
          </table:table-cell>
          <table:table-cell table:style-name="Table3.A1" office:value-type="string">
            <text:p text:style-name="P25">Branch Master</text:p>
          </table:table-cell>
          <table:table-cell table:style-name="Table3.A1" office:value-type="string">
            <text:p text:style-name="P25">Branch Feat1</text:p>
          </table:table-cell>
          <table:table-cell table:style-name="Table3.D1" office:value-type="string">
            <text:p text:style-name="P25">Result conflicts</text:p>
          </table:table-cell>
        </table:table-row>
        <table:table-row>
          <table:table-cell table:style-name="Table3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</table:table-cell>
          <table:table-cell table:style-name="Table3.A2" office:value-type="string">
            <text:p text:style-name="P16">1</text:p>
            <text:p text:style-name="P16">2-DEV-a-BRANCH-master</text:p>
            <text:p text:style-name="P16">3</text:p>
            <text:p text:style-name="P16">4</text:p>
            <text:p text:style-name="P16">5</text:p>
          </table:table-cell>
          <table:table-cell table:style-name="Table3.A2" office:value-type="string">
            <text:p text:style-name="P16">1</text:p>
            <text:p text:style-name="P16">2-DEV-b-BRANCH-feat1</text:p>
            <text:p text:style-name="P16">3-DEV-b-BRANCH-feat1</text:p>
            <text:p text:style-name="P16">4</text:p>
            <text:p text:style-name="P16">5</text:p>
          </table:table-cell>
          <table:table-cell table:style-name="Table3.D2" office:value-type="string">
            <text:p text:style-name="P23">1</text:p>
            <text:p text:style-name="P23">&lt;&lt;&lt;&lt;&lt;&lt;&lt; HEAD</text:p>
            <text:p text:style-name="P23">2-DEV-a-BRANCH-master</text:p>
            <text:p text:style-name="P23">3</text:p>
            <text:p text:style-name="P23">=======</text:p>
            <text:p text:style-name="P23">2-DEV-b-BRANCH-feat1</text:p>
            <text:p text:style-name="P23">3-DEV-b-BRANCH-feat1</text:p>
            <text:p text:style-name="P23">&gt;&gt;&gt;&gt;&gt;&gt;&gt; 5916d44</text:p>
            <text:p text:style-name="P23">4</text:p>
            <text:p text:style-name="P23">5</text:p>
          </table:table-cell>
        </table:table-row>
      </table:table>
      <text:p text:style-name="P8"/>
      <text:p text:style-name="P10">Network <text:span text:style-name="T12">(Chunk 3-8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3">Contribute to the conflict </text:p>
          </table:table-cell>
          <table:table-cell table:style-name="Table4.A1" office:value-type="string">
            <text:p text:style-name="P33">Contribute to Chunk</text:p>
          </table:table-cell>
          <table:table-cell table:style-name="Table4.C1" office:value-type="string">
            <text:p text:style-name="P28">Generated <text:span text:style-name="T11">(by Cotonet)</text:span></text:p>
          </table:table-cell>
        </table:table-row>
        <table:table-row>
          <table:table-cell table:style-name="Table4.A2" office:value-type="string">
            <text:p text:style-name="P28">(devA, devB)</text:p>
          </table:table-cell>
          <table:table-cell table:style-name="Table4.A2" office:value-type="string">
            <text:p text:style-name="P29">(devA, devB)</text:p>
          </table:table-cell>
          <table:table-cell table:style-name="Table4.C2" office:value-type="string">
            <text:p text:style-name="P28">(devA, devC); (devA, devB); (devC, devB)</text:p>
          </table:table-cell>
        </table:table-row>
      </table:table>
      <text:p text:style-name="P8"/>
      <text:p text:style-name="P13">OBS: DevC created the “<text:span text:style-name="T12">Base</text:span> file”</text:p>
      <text:p text:style-name="P13"/>
      <text:p text:style-name="P14">OBS2: We don't want DevC because he commits only in the base file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cenario 3</text:p>
      <text:p text:style-name="P8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25"><text:span text:style-name="T12">Base</text:span> file</text:p>
          </table:table-cell>
          <table:table-cell table:style-name="Table5.A1" office:value-type="string">
            <text:p text:style-name="P25">Branch Master</text:p>
          </table:table-cell>
          <table:table-cell table:style-name="Table5.A1" office:value-type="string">
            <text:p text:style-name="P25">Branch Feat1</text:p>
          </table:table-cell>
          <table:table-cell table:style-name="Table5.D1" office:value-type="string">
            <text:p text:style-name="P25">Result <text:span text:style-name="T17">c</text:span>onflicts</text:p>
          </table:table-cell>
        </table:table-row>
        <table:table-row>
          <table:table-cell table:style-name="Table5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</table:table-cell>
          <table:table-cell table:style-name="Table5.A2" office:value-type="string">
            <text:p text:style-name="P16">1-DEV-d-BRANCH-master</text:p>
            <text:p text:style-name="P16">2</text:p>
            <text:p text:style-name="P16">3</text:p>
            <text:p text:style-name="P16">4-DEV-d-BRANCH-master</text:p>
            <text:p text:style-name="P16">5</text:p>
          </table:table-cell>
          <table:table-cell table:style-name="Table5.A2" office:value-type="string">
            <text:p text:style-name="P16">1</text:p>
            <text:p text:style-name="P16">2</text:p>
            <text:p text:style-name="P16">3-DEV-<text:span text:style-name="T2">c</text:span>-BRANCH-feat1</text:p>
            <text:p text:style-name="P16">4</text:p>
            <text:p text:style-name="P16">5</text:p>
          </table:table-cell>
          <table:table-cell table:style-name="Table5.D2" office:value-type="string">
            <text:p text:style-name="P23">1-DEV-d-BRANCH-master</text:p>
            <text:p text:style-name="P23">2</text:p>
            <text:p text:style-name="P23">&lt;&lt;&lt;&lt;&lt;&lt;&lt; HEAD</text:p>
            <text:p text:style-name="P23">3</text:p>
            <text:p text:style-name="P23">4-DEV-d-BRANCH-master</text:p>
            <text:p text:style-name="P23">=======</text:p>
            <text:p text:style-name="P23">3-DEV-c-BRANCH-feat1</text:p>
            <text:p text:style-name="P23">4</text:p>
            <text:p text:style-name="P23">&gt;&gt;&gt;&gt;&gt;&gt;&gt; 3229177</text:p>
            <text:p text:style-name="P23">5</text:p>
          </table:table-cell>
        </table:table-row>
      </table:table>
      <text:p text:style-name="P8"/>
      <text:p text:style-name="P10">Network <text:span text:style-name="T13">(Chunk 4-9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3">Contribute to the conflict </text:p>
          </table:table-cell>
          <table:table-cell table:style-name="Table6.A1" office:value-type="string">
            <text:p text:style-name="P33">Contribute to Chunk</text:p>
          </table:table-cell>
          <table:table-cell table:style-name="Table6.C1" office:value-type="string">
            <text:p text:style-name="P28">Generated <text:span text:style-name="T11">(by Cotonet)</text:span></text:p>
          </table:table-cell>
        </table:table-row>
        <table:table-row>
          <table:table-cell table:style-name="Table6.A2" office:value-type="string">
            <text:p text:style-name="P28">(devC, devD)</text:p>
          </table:table-cell>
          <table:table-cell table:style-name="Table6.A2" office:value-type="string">
            <text:p text:style-name="P29">(devC, devD)</text:p>
          </table:table-cell>
          <table:table-cell table:style-name="Table6.C2" office:value-type="string">
            <text:p text:style-name="P28">(devC, devD)</text:p>
          </table:table-cell>
        </table:table-row>
      </table:table>
      <text:p text:style-name="P8"/>
      <text:p text:style-name="P8"/>
      <text:p text:style-name="P8"/>
      <text:p text:style-name="P7">Scenario 4</text:p>
      <text:p text:style-name="P8"/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25"><text:span text:style-name="T12">Base</text:span> file</text:p>
          </table:table-cell>
          <table:table-cell table:style-name="Table7.A1" office:value-type="string">
            <text:p text:style-name="P25">Branch Master</text:p>
          </table:table-cell>
          <table:table-cell table:style-name="Table7.A1" office:value-type="string">
            <text:p text:style-name="P25">Branch Feat<text:span text:style-name="T8">2</text:span></text:p>
          </table:table-cell>
          <table:table-cell table:style-name="Table7.D1" office:value-type="string">
            <text:p text:style-name="P25">Result conflicts</text:p>
          </table:table-cell>
        </table:table-row>
        <table:table-row>
          <table:table-cell table:style-name="Table7.A2" office:value-type="string">
            <text:p text:style-name="P16">1</text:p>
            <text:p text:style-name="P16">2-DEV-<text:span text:style-name="T2">e</text:span>-BRANCH-master</text:p>
            <text:p text:style-name="P16">3</text:p>
            <text:p text:style-name="P16">4</text:p>
            <text:p text:style-name="P16">5</text:p>
            <text:p text:style-name="P19">6</text:p>
            <text:p text:style-name="P19">7</text:p>
            <text:p text:style-name="P19">8</text:p>
            <text:p text:style-name="P19">9</text:p>
            <text:p text:style-name="P19">10<text:span text:style-name="T1">-DEV-</text:span>e<text:span text:style-name="T1">-BRANCH-master</text:span></text:p>
          </table:table-cell>
          <table:table-cell table:style-name="Table7.A2" office:value-type="string">
            <text:p text:style-name="P16">1</text:p>
            <text:p text:style-name="P16">2-DEV-<text:span text:style-name="T2">e</text:span>-BRANCH-master</text:p>
            <text:p text:style-name="P16">3</text:p>
            <text:p text:style-name="P16">4</text:p>
            <text:p text:style-name="P16">5</text:p>
            <text:p text:style-name="P19">6</text:p>
            <text:p text:style-name="P22">7</text:p>
            <text:p text:style-name="P19">8<text:span text:style-name="T1">-DEV-g-BRANCH-master</text:span></text:p>
            <text:p text:style-name="P19">9<text:span text:style-name="T1">-DEV-g-BRANCH-master</text:span></text:p>
            <text:p text:style-name="P19">10<text:span text:style-name="T1">-DEV-</text:span>e<text:span text:style-name="T1">-BRANCH-master</text:span></text:p>
          </table:table-cell>
          <table:table-cell table:style-name="Table7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  <text:p text:style-name="P6"><text:span text:style-name="T8">6-DEV-</text:span>f<text:span text:style-name="T1">-BRANCH-feat2</text:span></text:p>
            <text:p text:style-name="P19">7<text:span text:style-name="T1">-DEV-</text:span>f<text:span text:style-name="T1">-BRANCH-feat2</text:span></text:p>
            <text:p text:style-name="P22">8</text:p>
            <text:p text:style-name="P22">9</text:p>
            <text:p text:style-name="P19">10</text:p>
          </table:table-cell>
          <table:table-cell table:style-name="Table7.D2" office:value-type="string">
            <text:p text:style-name="P16">1</text:p>
            <text:p text:style-name="P16">2-DEV-e-BRANCH-master</text:p>
            <text:p text:style-name="P16">3</text:p>
            <text:p text:style-name="P16">4</text:p>
            <text:p text:style-name="P16">5</text:p>
            <text:p text:style-name="P16">&lt;&lt;&lt;&lt;&lt;&lt;&lt; HEAD</text:p>
            <text:p text:style-name="P16">6</text:p>
            <text:p text:style-name="P16">7</text:p>
            <text:p text:style-name="P16">8-DEV-g-BRANCH-master</text:p>
            <text:p text:style-name="P16">9-DEV-g-BRANCH-master</text:p>
            <text:p text:style-name="P16">=======</text:p>
            <text:p text:style-name="P16">6-DEV-f-BRANCH-feat2</text:p>
            <text:p text:style-name="P16">7-DEV-f-BRANCH-feat2</text:p>
            <text:p text:style-name="P16">8</text:p>
            <text:p text:style-name="P16">9</text:p>
            <text:p text:style-name="P16">&gt;&gt;&gt;&gt;&gt;&gt;&gt; 2a4cd11</text:p>
            <text:p text:style-name="P16">10-DEV-e-BRANCH-master</text:p>
          </table:table-cell>
        </table:table-row>
      </table:table>
      <text:p text:style-name="P10"/>
      <text:p text:style-name="P10">Network <text:span text:style-name="T13">(Chunk 7-16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3">Contribute to the conflict </text:p>
          </table:table-cell>
          <table:table-cell table:style-name="Table8.A1" office:value-type="string">
            <text:p text:style-name="P33">Contribute to Chunk</text:p>
          </table:table-cell>
          <table:table-cell table:style-name="Table8.C1" office:value-type="string">
            <text:p text:style-name="P28">Generated <text:span text:style-name="T11">(by Cotonet)</text:span></text:p>
          </table:table-cell>
        </table:table-row>
        <table:table-row>
          <table:table-cell table:style-name="Table8.A2" office:value-type="string">
            <text:p text:style-name="P28">(devF, devG)</text:p>
          </table:table-cell>
          <table:table-cell table:style-name="Table8.A2" office:value-type="string">
            <text:p text:style-name="P30">(devG, devF)</text:p>
          </table:table-cell>
          <table:table-cell table:style-name="Table8.C2" office:value-type="string">
            <text:p text:style-name="P28">(devE, devG); (devE, devF); (devG, devF)</text:p>
          </table:table-cell>
        </table:table-row>
      </table:table>
      <text:p text:style-name="P2"/>
      <text:p text:style-name="P13">OBS: DevE created the “<text:span text:style-name="T13">Base</text:span> file” that’s why he probably is part of the generated network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oft-page-break/><text:span text:style-name="T10">S</text:span><text:span text:style-name="T6">cenario </text:span><text:span text:style-name="T7">5</text:span></text:p>
      <text:p text:style-name="P8"/>
      <table:table table:name="Table9" table:style-name="Table9">
        <table:table-column table:style-name="Table9.A"/>
        <table:table-column table:style-name="Table9.B" table:number-columns-repeated="2"/>
        <table:table-row>
          <table:table-cell table:style-name="Table9.A1" office:value-type="string">
            <text:p text:style-name="P25"><text:span text:style-name="T12">Base</text:span> file</text:p>
          </table:table-cell>
          <table:table-cell table:style-name="Table9.A1" office:value-type="string">
            <text:p text:style-name="P25">Branch Master</text:p>
          </table:table-cell>
          <table:table-cell table:style-name="Table9.C1" office:value-type="string">
            <text:p text:style-name="P25">Result conflicts</text:p>
          </table:table-cell>
        </table:table-row>
        <table:table-row>
          <table:table-cell table:style-name="Table9.A2" office:value-type="string">
            <text:p text:style-name="P16">1</text:p>
            <text:p text:style-name="P16">2-DEV-<text:span text:style-name="T2">e</text:span>-BRANCH-master</text:p>
            <text:p text:style-name="P16">3</text:p>
            <text:p text:style-name="P16">4</text:p>
            <text:p text:style-name="P16">5</text:p>
            <text:p text:style-name="P19">6</text:p>
            <text:p text:style-name="P19">7</text:p>
            <text:p text:style-name="P19">8</text:p>
            <text:p text:style-name="P19">9</text:p>
            <text:p text:style-name="P19">10</text:p>
          </table:table-cell>
          <table:table-cell table:style-name="Table9.A2" office:value-type="string">
            <text:p text:style-name="P16">1</text:p>
            <text:p text:style-name="P16">2-DEV-<text:span text:style-name="T2">e</text:span>-BRANCH-master</text:p>
            <text:p text:style-name="P16">3</text:p>
            <text:p text:style-name="P16">4</text:p>
            <text:p text:style-name="P16">5</text:p>
            <text:p text:style-name="P19">6<text:span text:style-name="T1">-DEV-</text:span>f<text:span text:style-name="T1">-BRANCH-master</text:span></text:p>
            <text:p text:style-name="P19">7<text:span text:style-name="T1">-DEV-</text:span>f<text:span text:style-name="T1">-BRANCH-master</text:span></text:p>
            <text:p text:style-name="P19">8</text:p>
            <text:p text:style-name="P19">9</text:p>
            <text:p text:style-name="P19">10</text:p>
          </table:table-cell>
          <table:table-cell table:style-name="Table9.C2" office:value-type="string">
            <text:p text:style-name="P23">1</text:p>
            <text:p text:style-name="P23">2-DEV-e-BRANCH-master</text:p>
            <text:p text:style-name="P23">3</text:p>
            <text:p text:style-name="P23">4</text:p>
            <text:p text:style-name="P23">5</text:p>
            <text:p text:style-name="P23">&lt;&lt;&lt;&lt;&lt;&lt;&lt; HEAD</text:p>
            <text:p text:style-name="P23">6</text:p>
            <text:p text:style-name="P23">7</text:p>
            <text:p text:style-name="P23">8-DEV-g-BRANCH-master</text:p>
            <text:p text:style-name="P23">9-DEV-g-BRANCH-master</text:p>
            <text:p text:style-name="P23">=======</text:p>
            <text:p text:style-name="P23">6-DEV-f-BRANCH-master</text:p>
            <text:p text:style-name="P23">7-DEV-f-BRANCH-master</text:p>
            <text:p text:style-name="P23">8</text:p>
            <text:p text:style-name="P23">9</text:p>
            <text:p text:style-name="P23">&gt;&gt;&gt;&gt;&gt;&gt;&gt; 2a4cd11</text:p>
            <text:p text:style-name="P23">10</text:p>
          </table:table-cell>
        </table:table-row>
      </table:table>
      <text:p text:style-name="P4"/>
      <text:p text:style-name="P10">Network <text:span text:style-name="T14">(null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3">Contribute to the conflict </text:p>
          </table:table-cell>
          <table:table-cell table:style-name="Table10.A1" office:value-type="string">
            <text:p text:style-name="P33">Contribute to Chunk</text:p>
          </table:table-cell>
          <table:table-cell table:style-name="Table10.C1" office:value-type="string">
            <text:p text:style-name="P28">Generated <text:span text:style-name="T11">(by Cotonet)</text:span></text:p>
          </table:table-cell>
        </table:table-row>
        <table:table-row>
          <table:table-cell table:style-name="Table10.A2" office:value-type="string">
            <text:p text:style-name="P28">Empty</text:p>
          </table:table-cell>
          <table:table-cell table:style-name="Table10.A2" office:value-type="string">
            <text:p text:style-name="P30">Empty</text:p>
          </table:table-cell>
          <table:table-cell table:style-name="Table10.C2" office:value-type="string">
            <text:p text:style-name="P28">Empty</text:p>
          </table:table-cell>
        </table:table-row>
      </table:table>
      <text:p text:style-name="P7"/>
      <text:p text:style-name="P2">S<text:span text:style-name="T3">cenario </text:span><text:span text:style-name="T4">6</text:span></text:p>
      <text:p text:style-name="P8"/>
      <table:table table:name="Table11" table:style-name="Table11">
        <table:table-column table:style-name="Table11.A"/>
        <table:table-column table:style-name="Table11.B" table:number-columns-repeated="3"/>
        <table:table-row>
          <table:table-cell table:style-name="Table11.A1" office:value-type="string">
            <text:p text:style-name="P25"><text:span text:style-name="T12">Base</text:span> file</text:p>
          </table:table-cell>
          <table:table-cell table:style-name="Table11.A1" office:value-type="string">
            <text:p text:style-name="P25">Branch Master</text:p>
          </table:table-cell>
          <table:table-cell table:style-name="Table11.A1" office:value-type="string">
            <text:p text:style-name="P25">Branch Feat<text:span text:style-name="T8">3</text:span></text:p>
          </table:table-cell>
          <table:table-cell table:style-name="Table11.D1" office:value-type="string">
            <text:p text:style-name="P25">Result conflicts</text:p>
          </table:table-cell>
        </table:table-row>
        <table:table-row>
          <table:table-cell table:style-name="Table11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  <text:p text:style-name="P19">6</text:p>
            <text:p text:style-name="P19">7</text:p>
            <text:p text:style-name="P19">8</text:p>
            <text:p text:style-name="P19">9</text:p>
            <text:p text:style-name="P19">10</text:p>
          </table:table-cell>
          <table:table-cell table:style-name="Table11.A2" office:value-type="string">
            <text:p text:style-name="P16">1</text:p>
            <text:p text:style-name="P16">2-DEV-<text:span text:style-name="T2">e</text:span>-BRANCH-master</text:p>
            <text:p text:style-name="P16">3-DEV-<text:span text:style-name="T2">e</text:span>-BRANCH-master</text:p>
            <text:p text:style-name="P16">4</text:p>
            <text:p text:style-name="P16">5</text:p>
            <text:p text:style-name="P19">6</text:p>
            <text:p text:style-name="P19">7</text:p>
            <text:p text:style-name="P19">8</text:p>
            <text:p text:style-name="P19">9<text:span text:style-name="T1">-DEV-a-BRANCH-master</text:span></text:p>
            <text:p text:style-name="P19">10<text:span text:style-name="T1">-DEV-b-BRANCH-master</text:span></text:p>
          </table:table-cell>
          <table:table-cell table:style-name="Table11.A2" office:value-type="string">
            <text:p text:style-name="P16">1</text:p>
            <text:p text:style-name="P16">2-DEV-<text:span text:style-name="T8">f</text:span>-BRANCH-feat3</text:p>
            <text:p text:style-name="P16">3-DEV-<text:span text:style-name="T8">g</text:span>-BRANCH-feat3</text:p>
            <text:p text:style-name="P16">4</text:p>
            <text:p text:style-name="P16">5</text:p>
            <text:p text:style-name="P19">6</text:p>
            <text:p text:style-name="P19">7</text:p>
            <text:p text:style-name="P19">8</text:p>
            <text:p text:style-name="P19">9<text:span text:style-name="T1">-DEV-c-BRANCH-feat3</text:span></text:p>
            <text:p text:style-name="P19">10<text:span text:style-name="T1">-DEV-d-BRANCH-feat3</text:span></text:p>
          </table:table-cell>
          <table:table-cell table:style-name="Table11.D2" office:value-type="string">
            <text:p text:style-name="P23">1</text:p>
            <text:p text:style-name="P23">&lt;&lt;&lt;&lt;&lt;&lt;&lt; HEAD</text:p>
            <text:p text:style-name="P23">2-DEV-e-BRANCH-master</text:p>
            <text:p text:style-name="P23">3-DEV-e-BRANCH-master</text:p>
            <text:p text:style-name="P23">=======</text:p>
            <text:p text:style-name="P23">2-DEV-f-BRANCH-feat3</text:p>
            <text:p text:style-name="P23">3-DEV-g-BRANCH-feat3</text:p>
            <text:p text:style-name="P23">&gt;&gt;&gt;&gt;&gt;&gt;&gt; cf3f8b7</text:p>
            <text:p text:style-name="P23">4</text:p>
            <text:p text:style-name="P23">5</text:p>
            <text:p text:style-name="P23">6</text:p>
            <text:p text:style-name="P23">7</text:p>
            <text:p text:style-name="P23">8</text:p>
            <text:p text:style-name="P23">&lt;&lt;&lt;&lt;&lt;&lt;&lt; HEAD</text:p>
            <text:p text:style-name="P23">9-DEV-a-BRANCH-master</text:p>
            <text:p text:style-name="P23">10DEV-b-BRANCH-master</text:p>
            <text:p text:style-name="P23"/>
            <text:p text:style-name="P23">=======</text:p>
            <text:p text:style-name="P23">9-DEV-c-BRANCH-feat3</text:p>
            <text:p text:style-name="P23">10-DEV-d-BRANCH-feat3</text:p>
            <text:p text:style-name="P23">&gt;&gt;&gt;&gt;&gt;&gt;&gt; cf3f8b7</text:p>
          </table:table-cell>
        </table:table-row>
      </table:table>
      <text:p text:style-name="P4"/>
      <text:p text:style-name="P10">Network 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3">Contribute to the conflict </text:p>
          </table:table-cell>
          <table:table-cell table:style-name="Table12.A1" office:value-type="string">
            <text:p text:style-name="P33">Contribute to Chunk</text:p>
          </table:table-cell>
          <table:table-cell table:style-name="Table12.C1" office:value-type="string">
            <text:p text:style-name="P28">Generated <text:span text:style-name="T11">(by Cotonet)</text:span></text:p>
          </table:table-cell>
        </table:table-row>
        <table:table-row>
          <table:table-cell table:style-name="Table12.A2" office:value-type="string">
            <text:p text:style-name="P35">Chunk&lt;3-8&gt; (devE, devF); <text:span text:style-name="T9">(devE, devG)</text:span></text:p>
            <text:p text:style-name="P30"><text:span text:style-name="T14">Chunk &lt;15-21&gt;</text:span>(devA, devC); (devA, devD); (devB, devC); (devB, devD)</text:p>
          </table:table-cell>
          <table:table-cell table:style-name="Table12.A2" office:value-type="string">
            <text:p text:style-name="P35">Chunk&lt;3-8&gt; (devE, devF); <text:span text:style-name="T9">(devE, devG)</text:span>; (devF, devG)</text:p>
            <text:p text:style-name="P31"><text:span text:style-name="T14">Chunk &lt;15-21&gt;</text:span>(devA, devC); (devA, devD); (devB, devC); (devB, devD); (devA, devC); (devA, devD)</text:p>
          </table:table-cell>
          <table:table-cell table:style-name="Table12.C2" office:value-type="string">
            <text:p text:style-name="P35">Chunk&lt;3-8&gt; (devE, devF); <text:span text:style-name="T9">(devE, devG)</text:span>; (devF, devG)</text:p>
            <text:p text:style-name="P31"><text:span text:style-name="T14">Chunk &lt;15-21&gt;</text:span>(dev<text:span text:style-name="T15">B</text:span>, dev<text:span text:style-name="T15">A</text:span>); (dev<text:span text:style-name="T15">B</text:span>, dev<text:span text:style-name="T15">C</text:span>); (devB, dev<text:span text:style-name="T15">D</text:span>); (dev<text:span text:style-name="T15">A</text:span>, dev<text:span text:style-name="T15">C</text:span>); <text:s/>(devA, dev<text:span text:style-name="T15">D</text:span>); (dev<text:span text:style-name="T15">C</text:span>, devD);</text:p>
          </table:table-cell>
        </table:table-row>
      </table:table>
      <text:p text:style-name="P8"/>
      <text:p text:style-name="P10"><text:s text:c="2"/></text:p>
      <text:p text:style-name="P10"/>
      <text:p text:style-name="P10"/>
      <text:p text:style-name="P10"/>
      <text:p text:style-name="P3"><text:soft-page-break/>S<text:span text:style-name="T3">cenario </text:span><text:span text:style-name="T5">7</text:span></text:p>
      <text:p text:style-name="P9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26"><text:span text:style-name="T12">Base</text:span> file</text:p>
          </table:table-cell>
          <table:table-cell table:style-name="Table13.A1" office:value-type="string">
            <text:p text:style-name="P26">Branch Master</text:p>
          </table:table-cell>
          <table:table-cell table:style-name="Table13.A1" office:value-type="string">
            <text:p text:style-name="P26">Branch <text:span text:style-name="T17">featScenario7-A</text:span></text:p>
          </table:table-cell>
          <table:table-cell table:style-name="Table13.A1" office:value-type="string">
            <text:p text:style-name="P27">Branch <text:span text:style-name="T17">featScenario7-B</text:span></text:p>
          </table:table-cell>
          <table:table-cell table:style-name="Table13.A1" office:value-type="string">
            <text:p text:style-name="P27">Result conflicts </text:p>
            <text:p text:style-name="P36">Merge A-B</text:p>
          </table:table-cell>
          <table:table-cell table:style-name="Table13.F1" office:value-type="string">
            <text:p text:style-name="P27">Result conflicts </text:p>
            <text:p text:style-name="P36">Merge- master-A</text:p>
          </table:table-cell>
        </table:table-row>
        <table:table-row>
          <table:table-cell table:style-name="Table13.A2" office:value-type="string">
            <text:p text:style-name="P17">1</text:p>
            <text:p text:style-name="P17">2</text:p>
            <text:p text:style-name="P17">3</text:p>
            <text:p text:style-name="P17">4</text:p>
            <text:p text:style-name="P17">5</text:p>
            <text:p text:style-name="P20">6</text:p>
            <text:p text:style-name="P20">7</text:p>
            <text:p text:style-name="P20">8</text:p>
            <text:p text:style-name="P20">9</text:p>
            <text:p text:style-name="P20">10</text:p>
          </table:table-cell>
          <table:table-cell table:style-name="Table13.A2" office:value-type="string">
            <text:p text:style-name="P17">1</text:p>
            <text:p text:style-name="P18">2-DEV-<text:span text:style-name="T17">I</text:span>-master</text:p>
            <text:p text:style-name="P17">3</text:p>
            <text:p text:style-name="P17">4</text:p>
            <text:p text:style-name="P18">5-DEV-<text:span text:style-name="T17">J</text:span>-master</text:p>
            <text:p text:style-name="P20">6</text:p>
            <text:p text:style-name="P20">7</text:p>
            <text:p text:style-name="P21">8-<text:span text:style-name="T1">DEV-K-master</text:span></text:p>
            <text:p text:style-name="P20">9</text:p>
            <text:p text:style-name="P20">10</text:p>
          </table:table-cell>
          <table:table-cell table:style-name="Table13.A2" office:value-type="string">
            <text:p text:style-name="P17">1</text:p>
            <text:p text:style-name="P18">2-DEV-<text:span text:style-name="T17">E</text:span>-<text:span text:style-name="T17">7-A</text:span></text:p>
            <text:p text:style-name="P17">3</text:p>
            <text:p text:style-name="P17">4</text:p>
            <text:p text:style-name="P17">5</text:p>
            <text:p text:style-name="P20">6</text:p>
            <text:p text:style-name="P20">7</text:p>
            <text:p text:style-name="P21">8-<text:span text:style-name="T1">DEV-F-7-A</text:span></text:p>
            <text:p text:style-name="P20">9</text:p>
            <text:p text:style-name="P20">10</text:p>
          </table:table-cell>
          <table:table-cell table:style-name="Table13.A2" office:value-type="string">
            <text:p text:style-name="P18">1</text:p>
            <text:p text:style-name="P18">2-DEV-<text:span text:style-name="T17">G</text:span>-<text:span text:style-name="T17">7-A</text:span></text:p>
            <text:p text:style-name="P18">3</text:p>
            <text:p text:style-name="P18">4</text:p>
            <text:p text:style-name="P18">5</text:p>
            <text:p text:style-name="P21">6</text:p>
            <text:p text:style-name="P21">7</text:p>
            <text:p text:style-name="P21">8-<text:span text:style-name="T1">DEV-H-7-A</text:span></text:p>
            <text:p text:style-name="P21">9</text:p>
            <text:p text:style-name="P21">10</text:p>
          </table:table-cell>
          <table:table-cell table:style-name="Table13.A2" office:value-type="string">
            <text:p text:style-name="P18">1</text:p>
            <text:p text:style-name="P18">&lt;&lt;&lt;&lt;&lt;&lt;&lt; HEAD</text:p>
            <text:p text:style-name="P18">2-DevE-branch-featScenario7-A</text:p>
            <text:p text:style-name="P18">=======</text:p>
            <text:p text:style-name="P18">2-DevG-branch-featScenario7-B</text:p>
            <text:p text:style-name="P18">&gt;&gt;&gt;&gt;&gt;&gt;&gt; featScenario7-B</text:p>
            <text:p text:style-name="P18">3</text:p>
            <text:p text:style-name="P18">4</text:p>
            <text:p text:style-name="P18">5</text:p>
            <text:p text:style-name="P18">6</text:p>
            <text:p text:style-name="P18">7</text:p>
            <text:p text:style-name="P18">&lt;&lt;&lt;&lt;&lt;&lt;&lt; HEAD</text:p>
            <text:p text:style-name="P18">8-DevF-branch-FeatScenario7-A</text:p>
            <text:p text:style-name="P18">=======</text:p>
            <text:p text:style-name="P18">8-DevH-branch-featScenario7-B</text:p>
            <text:p text:style-name="P18">&gt;&gt;&gt;&gt;&gt;&gt;&gt; featScenario7-B</text:p>
            <text:p text:style-name="P18">9</text:p>
            <text:p text:style-name="P18">10</text:p>
          </table:table-cell>
          <table:table-cell table:style-name="Table13.F2" office:value-type="string">
            <text:p text:style-name="P24">1</text:p>
            <text:p text:style-name="P24">&lt;&lt;&lt;&lt;&lt;&lt;&lt; HEAD</text:p>
            <text:p text:style-name="P24">2-DevI-branch-master</text:p>
            <text:p text:style-name="P24">=======</text:p>
            <text:p text:style-name="P24">2-DevG-branch-featScenario7-B</text:p>
            <text:p text:style-name="P24">&gt;&gt;&gt;&gt;&gt;&gt;&gt; featScenario7-A</text:p>
            <text:p text:style-name="P24">3</text:p>
            <text:p text:style-name="P24">4</text:p>
            <text:p text:style-name="P24">5-DevJ-branch-master</text:p>
            <text:p text:style-name="P24">6</text:p>
            <text:p text:style-name="P24">7</text:p>
            <text:p text:style-name="P24">&lt;&lt;&lt;&lt;&lt;&lt;&lt; HEAD</text:p>
            <text:p text:style-name="P24">8-DevK-branch-master</text:p>
            <text:p text:style-name="P24">=======</text:p>
            <text:p text:style-name="P24">8-DevF-branch-FeatScenario7-A</text:p>
            <text:p text:style-name="P24">&gt;&gt;&gt;&gt;&gt;&gt;&gt; featScenario7-A</text:p>
            <text:p text:style-name="P24">9</text:p>
            <text:p text:style-name="P24">10</text:p>
          </table:table-cell>
        </table:table-row>
      </table:table>
      <text:p text:style-name="P5"/>
      <text:p text:style-name="P11">Network 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34">Contribute to the conflict </text:p>
          </table:table-cell>
          <table:table-cell table:style-name="Table14.A1" office:value-type="string">
            <text:p text:style-name="P34">Contribute to Chunk</text:p>
          </table:table-cell>
          <table:table-cell table:style-name="Table14.C1" office:value-type="string">
            <text:p text:style-name="P32">Generated <text:span text:style-name="T11">(by Cotonet)</text:span></text:p>
          </table:table-cell>
        </table:table-row>
        <table:table-row>
          <table:table-cell table:style-name="Table14.A2" office:value-type="string">
            <text:p text:style-name="P38">Net1: </text:p>
            <text:p text:style-name="P38"><text:span text:style-name="T14">Chunk&lt;3-</text:span>6<text:span text:style-name="T14">&gt; (devE, dev</text:span>G<text:span text:style-name="T14">); </text:span></text:p>
            <text:p text:style-name="P37"><text:span text:style-name="T14">Chunk &lt;13-16&gt; </text:span>(dev<text:span text:style-name="T18">F</text:span>, dev<text:span text:style-name="T18">H</text:span>); </text:p>
            <text:p text:style-name="P38">Net2: </text:p>
            <text:p text:style-name="P38"><text:span text:style-name="T14">Chunk&lt;3-</text:span>6<text:span text:style-name="T14">&gt; (dev</text:span>I<text:span text:style-name="T14">, dev</text:span>G<text:span text:style-name="T14">); </text:span></text:p>
            <text:p text:style-name="P37"><text:span text:style-name="T14">Chunk &lt;13-16&gt; </text:span>(dev<text:span text:style-name="T18">K</text:span>, dev<text:span text:style-name="T18">F</text:span>); </text:p>
          </table:table-cell>
          <table:table-cell table:style-name="Table14.A2" office:value-type="string">
            <text:p text:style-name="P38">Net1: </text:p>
            <text:p text:style-name="P38"><text:span text:style-name="T14">Chunk&lt;3-</text:span>6<text:span text:style-name="T14">&gt; (devE, dev</text:span>G<text:span text:style-name="T14">); </text:span></text:p>
            <text:p text:style-name="P37"><text:span text:style-name="T14">Chunk &lt;13-16&gt; </text:span>(dev<text:span text:style-name="T18">F</text:span>, dev<text:span text:style-name="T18">H</text:span>); </text:p>
            <text:p text:style-name="P38">Net2: </text:p>
            <text:p text:style-name="P38"><text:span text:style-name="T14">Chunk&lt;3-</text:span>6<text:span text:style-name="T14">&gt; (dev</text:span>I<text:span text:style-name="T14">, dev</text:span>G<text:span text:style-name="T14">); </text:span></text:p>
            <text:p text:style-name="P37"><text:span text:style-name="T14">Chunk &lt;13-16&gt; </text:span>(dev<text:span text:style-name="T18">K</text:span>, dev<text:span text:style-name="T18">F</text:span>); </text:p>
          </table:table-cell>
          <table:table-cell table:style-name="Table14.C2" office:value-type="string">
            <text:p text:style-name="P38">Net1: </text:p>
            <text:p text:style-name="P38"><text:span text:style-name="T14">Chunk&lt;3-</text:span>6<text:span text:style-name="T14">&gt; (devE, dev</text:span>G<text:span text:style-name="T14">); </text:span></text:p>
            <text:p text:style-name="P37"><text:span text:style-name="T14">Chunk &lt;13-16&gt; </text:span>(dev<text:span text:style-name="T18">F</text:span>, dev<text:span text:style-name="T18">H</text:span>); </text:p>
            <text:p text:style-name="P38">Net2: </text:p>
            <text:p text:style-name="P38"><text:span text:style-name="T14">Chunk&lt;3-</text:span>6<text:span text:style-name="T14">&gt; (dev</text:span>I<text:span text:style-name="T14">, dev</text:span>G<text:span text:style-name="T14">); </text:span></text:p>
            <text:p text:style-name="P37"><text:span text:style-name="T14">Chunk &lt;13-16&gt; </text:span>(dev<text:span text:style-name="T18">K</text:span>, dev<text:span text:style-name="T18">F</text:span>); </text:p>
          </table:table-cell>
        </table:table-row>
      </table:table>
      <text:p text:style-name="P9"/>
      <text:p text:style-name="P9"/>
      <text:p text:style-name="P12">OBS: DevD created base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7:53:56.609955654</meta:creation-date>
    <dc:date>2016-10-31T11:42:40.070065755</dc:date>
    <meta:editing-duration>PT52M10S</meta:editing-duration>
    <meta:editing-cycles>10</meta:editing-cycles>
    <meta:generator>LibreOffice/5.1.4.2$Linux_X86_64 LibreOffice_project/10m0$Build-2</meta:generator>
    <meta:document-statistic meta:table-count="14" meta:image-count="0" meta:object-count="0" meta:page-count="4" meta:paragraph-count="399" meta:word-count="701" meta:character-count="4782" meta:non-whitespace-character-count="4445"/>
  </office:meta>
</office:document-meta>
</file>